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Verdana" svg:font-family="Verdana" style:font-family-generic="system" style:font-pitch="variable"/>
    <style:font-face style:name="Verdana1" svg:font-family="Verdana" style:font-family-generic="modern" style:font-pitch="variable"/>
  </office:font-face-decls>
  <office:automatic-styles>
    <style:style style:name="P1" style:family="paragraph" style:parent-style-name="Standard">
      <style:text-properties officeooo:rsid="001d737c" officeooo:paragraph-rsid="001d737c"/>
    </style:style>
    <style:style style:name="P2" style:family="paragraph" style:parent-style-name="Standard">
      <style:text-properties fo:font-weight="bold" officeooo:rsid="001d737c" officeooo:paragraph-rsid="001d737c" style:font-weight-asian="bold" style:font-weight-complex="bold"/>
    </style:style>
    <style:style style:name="P3" style:family="paragraph" style:parent-style-name="Standard">
      <style:text-properties fo:font-weight="bold" officeooo:rsid="002034d0" officeooo:paragraph-rsid="002034d0" style:font-weight-asian="bold" style:font-weight-complex="bold"/>
    </style:style>
    <style:style style:name="P4" style:family="paragraph" style:parent-style-name="Standard">
      <style:text-properties fo:font-size="16pt" fo:font-weight="bold" officeooo:rsid="001d737c" officeooo:paragraph-rsid="001d737c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034d0" officeooo:paragraph-rsid="002034d0"/>
    </style:style>
    <style:style style:name="P6" style:family="paragraph" style:parent-style-name="Standard">
      <style:text-properties fo:font-size="12pt" fo:font-weight="normal" officeooo:rsid="002c03ab" officeooo:paragraph-rsid="002c03ab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1d737c" officeooo:paragraph-rsid="001d737c"/>
    </style:style>
    <style:style style:name="P8" style:family="paragraph" style:parent-style-name="Standard">
      <style:text-properties officeooo:rsid="001d737c" officeooo:paragraph-rsid="002c03ab"/>
    </style:style>
    <style:style style:name="P9" style:family="paragraph" style:parent-style-name="Standard">
      <style:text-properties officeooo:rsid="002c03ab" officeooo:paragraph-rsid="002c03ab"/>
    </style:style>
    <style:style style:name="P10" style:family="paragraph" style:parent-style-name="Standard">
      <style:text-properties fo:font-weight="bold" officeooo:rsid="001d737c" officeooo:paragraph-rsid="001d737c" style:font-weight-asian="bold" style:font-weight-complex="bold"/>
    </style:style>
    <style:style style:name="P11" style:family="paragraph" style:parent-style-name="Standard">
      <style:text-properties fo:font-weight="bold" officeooo:rsid="001d737c" officeooo:paragraph-rsid="002c03ab" style:font-weight-asian="bold" style:font-weight-complex="bold"/>
    </style:style>
    <style:style style:name="P12" style:family="paragraph" style:parent-style-name="Standard">
      <style:text-properties fo:font-weight="bold" officeooo:rsid="001d737c" officeooo:paragraph-rsid="002d9ef3" style:font-weight-asian="bold" style:font-weight-complex="bold"/>
    </style:style>
    <style:style style:name="P13" style:family="paragraph" style:parent-style-name="Standard">
      <style:text-properties fo:font-weight="bold" officeooo:rsid="002c03ab" officeooo:paragraph-rsid="002c03ab" style:font-weight-asian="bold" style:font-weight-complex="bold"/>
    </style:style>
    <style:style style:name="P14" style:family="paragraph" style:parent-style-name="Standard">
      <style:text-properties officeooo:rsid="001ec6f6" officeooo:paragraph-rsid="002c03ab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text-autospace="none" style:writing-mode="lr-tb"/>
      <style:text-properties fo:color="#000000" loext:opacity="100%" fo:font-size="12pt" fo:background-color="transparent"/>
    </style:style>
    <style:style style:name="P17" style:family="paragraph">
      <style:paragraph-properties fo:text-align="center" style:writing-mode="lr-tb"/>
    </style:style>
    <style:style style:name="T1" style:family="text">
      <style:text-properties fo:font-variant="normal" fo:text-transform="none" fo:color="#202124" loext:opacity="100%" style:font-name="Roboto" fo:font-size="10.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6638"/>
    </style:style>
    <style:style style:name="T4" style:family="text">
      <style:text-properties officeooo:rsid="002c03ab"/>
    </style:style>
    <style:style style:name="T5" style:family="text">
      <style:text-properties officeooo:rsid="002d9ef3"/>
    </style:style>
    <style:style style:name="T6" style:family="text">
      <style:text-properties fo:font-size="12pt" fo:font-weight="normal" officeooo:rsid="002c03ab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JetBrains Mono" fo:font-size="10pt" fo:background-color="transparent" style:font-name-asian="JetBrains Mono" style:font-size-asian="10pt" style:font-name-complex="JetBrains Mono" style:font-size-complex="10pt"/>
    </style:style>
    <style:style style:name="gr1" style:family="graphic">
      <style:graphic-properties draw:textarea-horizontal-align="justify" draw:textarea-vertical-align="middle" draw:auto-grow-height="false" fo:min-height="1.281cm" fo:min-width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19cm" fo:min-width="2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74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38cm" fo:min-width="1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379cm" fo:min-width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845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2cm" fo:min-width="2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22cm" fo:min-width="3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064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037cm" fo:min-width="4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97cm" fo:min-width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824cm" fo:min-width="1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822cm" fo:min-width="2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tab/><text:tab/><text:tab/><text:tab/>Студент группы ИС-23 Лядский Е. А.</text:p>
      <text:p text:style-name="P4">Практическое занятие №2<text:tab/></text:p>
      <text:p text:style-name="P4"/>
      <text:p text:style-name="P1"><text:span text:style-name="T2">Тема:</text:span> Составление программ в IDE PyCharm Community.</text:p>
      <text:p text:style-name="P1"/>
      <text:p text:style-name="P1"><text:span text:style-name="T2">Цель:</text:span> закрепить усвоенные знания, понятия, алгоритмы, основные принципы составления программ, приобрести навыки составления программ в IDE PyCharm Community.</text:p>
      <text:p text:style-name="P1"/>
      <text:p text:style-name="P2">Постановка задачи №1.</text:p>
      <text:p text:style-name="P1">С начала суток прошло N секунд (N — целое). Найти количество полных минут, прошедших с начала последнего часа.</text:p>
      <text:p text:style-name="P1"/>
      <text:p text:style-name="P9"><text:span text:style-name="T2">Тип алгоритма:</text:span> Линейный</text:p>
      <text:p text:style-name="P1"/>
      <text:p text:style-name="P3">Блок-схема работы программы:</text:p>
      <text:p text:style-name="P3"><draw:custom-shape text:anchor-type="paragraph" draw:z-index="0" draw:name="Фигура 1" draw:style-name="gr13" draw:text-style-name="P17" svg:width="2.812cm" svg:height="0.823cm" svg:x="4.935cm" svg:y="0.367cm"><text:p text:style-name="P17">Начало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9" draw:name="Фигура 10" draw:style-name="gr5" svg:width="0.198cm" svg:height="0.433cm" svg:x="6.248cm" svg:y="0.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><draw:custom-shape text:anchor-type="paragraph" draw:z-index="1" draw:name="Фигура 2" draw:style-name="gr12" draw:text-style-name="P17" svg:width="2.184cm" svg:height="1.646cm" svg:x="5.249cm" svg:y="0.328cm"><text:p text:style-name="P17">tr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/>
      <text:p text:style-name="P3"/>
      <text:p text:style-name="P3"/>
      <text:p text:style-name="P3"><draw:custom-shape text:anchor-type="paragraph" draw:z-index="10" draw:name="Фигура 11" draw:style-name="gr3" svg:width="0.211cm" svg:height="0.428cm" svg:x="6.232cm" svg:y="0.0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><draw:custom-shape text:anchor-type="paragraph" draw:z-index="6" draw:name="Фигура 9" draw:style-name="gr7" draw:text-style-name="P15" svg:width="4.218cm" svg:height="1.142cm" svg:x="4.157cm" svg:y="0.049cm"><text:p text:style-name="P15">Ввод данны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5"/>
      <text:p text:style-name="P1"><draw:custom-shape text:anchor-type="paragraph" draw:z-index="11" draw:name="Фигура 12" draw:style-name="gr3" svg:width="0.211cm" svg:height="0.428cm" svg:x="6.08cm" svg:y="0.45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3" draw:name="Фигура 4" draw:style-name="gr10" draw:text-style-name="P16" svg:width="4.5cm" svg:height="1.038cm" svg:x="3.986cm" svg:y="0.074cm"><text:p text:style-name="P16"><text:span text:style-name="T7">(second % </text:span><text:span text:style-name="T7">3600) // 60</text:span>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12" draw:name="Фигура 13" draw:style-name="gr3" svg:width="0.211cm" svg:height="0.428cm" svg:x="6.034cm" svg:y="0.2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4" draw:name="Фигура 6" draw:style-name="gr9" draw:text-style-name="P17" svg:width="2.32cm" svg:height="2.126cm" svg:x="5.008cm" svg:y="0.381cm"><text:p text:style-name="P17">Ошибка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><draw:custom-shape text:anchor-type="paragraph" draw:z-index="2" draw:name="Фигура 3" draw:style-name="gr11" draw:text-style-name="P17" svg:width="2.68cm" svg:height="0.971cm" svg:x="11.028cm" svg:y="0.305cm"><text:p text:style-name="P17">except</text:p><draw:enhanced-geometry svg:viewBox="0 0 21600 21600" draw:type="rectangle" draw:enhanced-path="M 0 0 L 21600 0 21600 21600 0 21600 0 0 Z N"/></draw:custom-shape></text:p>
      <text:p text:style-name="P2"><draw:custom-shape text:anchor-type="paragraph" draw:z-index="13" draw:name="Фигура 14" draw:style-name="gr4" svg:width="2.241cm" svg:height="0.274cm" svg:x="7.853cm" svg:y="0.1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><draw:custom-shape text:anchor-type="paragraph" draw:z-index="14" draw:name="Фигура 15" draw:style-name="gr3" svg:width="0.211cm" svg:height="0.428cm" svg:x="6.034cm" svg:y="0.15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7" draw:name="Фигура 7" draw:style-name="gr6" draw:text-style-name="P15" svg:width="4.947cm" svg:height="1.34cm" svg:x="3.623cm" svg:y="0.199cm"><text:p text:style-name="P15">Вывод результата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" draw:name="Фигура 5" draw:style-name="gr6" draw:text-style-name="P15" svg:width="4.947cm" svg:height="1.34cm" svg:x="9.957cm" svg:y="0.289cm"><text:p text:style-name="P15">Вывод ошибки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/>
      <text:p text:style-name="P2"><draw:custom-shape text:anchor-type="paragraph" draw:z-index="15" draw:name="Фигура 16" draw:style-name="gr1" svg:width="0.308cm" svg:height="1.463cm" svg:x="5.902cm" svg:y="0.3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17" draw:name="Фигура 18" draw:style-name="gr1" svg:width="0.308cm" svg:height="1.463cm" svg:x="11.645cm" svg:y="0.0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><draw:custom-shape text:anchor-type="paragraph" draw:z-index="5" draw:name="Фигура 8" draw:style-name="gr8" draw:text-style-name="P16" svg:width="3.643cm" svg:height="1.123cm" svg:x="4.165cm" svg:y="0.319cm"><text:p text:style-name="P16"><text:span text:style-name="T7">Коне</text:span><text:span text:style-name="T7">ц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16" draw:name="Фигура 17" draw:style-name="gr2" svg:width="2.975cm" svg:height="0.436cm" svg:x="8.957cm" svg:y="0.11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<text:span text:style-name="T6"><text:tab/><text:tab/><text:tab/><text:tab/><text:tab/><text:tab/><text:tab/><text:tab/>Студент группы ИС-23 Лядский Е. А.</text:span><text:tab/><text:tab/><text:tab/><text:tab/><text:tab/><text:tab/><text:tab/><text:tab/><text:tab/></text:p>
      <text:p text:style-name="P11"><text:span text:style-name="T5">Т</text:span>екст программы:</text:p>
      <text:p text:style-name="P8"/>
      <text:p text:style-name="P8"><text:span text:style-name="T1">try:</text:span><text:line-break/><text:tab/><text:span text:style-name="T1">second = int(input("Введите количество секунд: "))</text:span><text:line-break/><text:tab/><text:span text:style-name="T1">print((second % 3600) // 60)</text:span></text:p>
      <text:p text:style-name="P11"><text:line-break/><text:span text:style-name="T1">except Exception as e: # Обработка всех исключений</text:span><text:line-break/><text:tab/><text:span text:style-name="T1">print(e) # Вывод исключения</text:span></text:p>
      <text:p text:style-name="P11"><text:span text:style-name="T1"/></text:p>
      <text:p text:style-name="P2">Протокол работы программы:</text:p>
      <text:p text:style-name="P2"/>
      <text:p text:style-name="P1">Введите количество секунд: 9600</text:p>
      <text:p text:style-name="P1">40</text:p>
      <text:p text:style-name="P1"/>
      <text:p text:style-name="P1">Process finished with exit code 0</text:p>
      <text:p text:style-name="P1"/>
      <text:p text:style-name="P14"><text:span text:style-name="T2">Вывод</text:span>: в процессе выполнения практического занятия выработал навыки составления программ <text:span text:style-name="T4">линейной структуры</text:span>. <text:span text:style-name="T4">Были использованы языковые конструкции try, except.</text:span></text:p>
      <text:p text:style-name="P14">Выполнены разработка кода, <text:span text:style-name="T3">написание отчета к программ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Verdana" svg:font-family="Verdana" style:font-family-generic="system" style:font-pitch="variable"/>
    <style:font-face style:name="Verdana1" svg:font-family="Verdana" style:font-family-generic="moder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04T16:03:13.991194948</dc:date>
    <meta:editing-cycles>9</meta:editing-cycles>
    <meta:editing-duration>PT37M39S</meta:editing-duration>
    <meta:document-statistic meta:table-count="0" meta:image-count="0" meta:object-count="0" meta:page-count="2" meta:paragraph-count="18" meta:word-count="131" meta:character-count="997" meta:non-whitespace-character-count="853"/>
    <meta:user-defined meta:name="Поле 1"/>
    <meta:user-defined meta:name="Поле 2"/>
    <meta:user-defined meta:name="Поле 3"/>
    <meta:user-defined meta:name="Поле 4"/>
  </office:meta>
</office:document-meta>
</file>